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1A8000017BC8FDBE0C3.svm"/>
  <manifest:file-entry manifest:media-type="" manifest:full-path="Pictures/2000000700002E6400000EE31BA000A6.svm"/>
  <manifest:file-entry manifest:media-type="" manifest:full-path="Pictures/2000000700002EB80000167EB294DC10.svm"/>
  <manifest:file-entry manifest:media-type="" manifest:full-path="Pictures/200000070000221200001694DF5C5559.svm"/>
  <manifest:file-entry manifest:media-type="" manifest:full-path="Pictures/2000000700002E0F00000E4F34488667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style:font-name="Cambria" fo:font-size="11pt" style:font-size-asian="11pt" style:font-size-complex="11pt"/>
    </style:style>
    <style:style style:name="P2" style:family="paragraph" style:parent-style-name="Standard">
      <style:paragraph-properties fo:line-height="150%" fo:text-align="center" style:justify-single-word="false"/>
      <style:text-properties style:font-name="Cambria" fo:font-size="11pt" fo:font-weight="bold" style:font-size-asian="11pt" style:font-weight-asian="bold" style:font-size-complex="11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ffer overflow</text:p>
      <text:p text:style-name="P1"/>
      <text:p text:style-name="P1">Nell'esercizio di oggi andiamo andiamo a risolvere un problema di buffer overflow creato da un input utente non filtrato.</text:p>
      <text:p text:style-name="P1"/>
      <text:p text:style-name="P1">Il programma scritto in codice C prevede un buffer di 10 byte (10 caratteri), tuttavia non prevede nessuna limitazione in input, quindi possiamo tranquillamente andare a scrivere una stringa molto più lunga. Se inseriamo una stringa entro i 10 caratteri non avremo problemi, mentre una stringa molto lunga darà un errore di “segmentation fault”.</text:p>
      <text:p text:style-name="P1"><draw:frame draw:style-name="fr1" draw:name="immagini1" text:anchor-type="paragraph" svg:width="4.6756in" svg:height="1.5008in" draw:z-index="0"><draw:image xlink:href="Pictures/2000000700002E6400000EE31BA000A6.svm" xlink:type="simple" xlink:show="embed" xlink:actuate="onLoad"/></draw:frame></text:p>
      <text:p text:style-name="P1">In realtà, anche con stringhe fino a 17 caratteri non avremo messaggi di errore; questo perché il buffer è stato deciso arbitrariamente nella scrittura del programma, ma in realtà la macchina su cui operiamo può tollerare fino a 17 caratteri nel buffer. Possiamo tuttavia modificare il programma dicendo alla macchina di creare un buffer a 30 byte.</text:p>
      <text:p text:style-name="P1"><draw:frame draw:style-name="fr1" draw:name="immagini2" text:anchor-type="paragraph" svg:width="3.4339in" svg:height="2.2756in" draw:z-index="1"><draw:image xlink:href="Pictures/200000070000221200001694DF5C5559.svm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Vediamo che ora possiamo scrivere una stringa di 30 caratteri senza ricevere errore; scrivendone di più tuttavia, continuiamo a ricevere l'errore segmentation fault (in realtà anche in questo caso abbiamo un certo livello di tolleranza della macchina).</text:p>
      <text:p text:style-name="P1"><draw:frame draw:style-name="fr1" draw:name="immagini3" text:anchor-type="paragraph" svg:width="4.7083in" svg:height="2.2665in" draw:z-index="2"><draw:image xlink:href="Pictures/2000000700002EB80000167EB294DC10.svm" xlink:type="simple" xlink:show="embed" xlink:actuate="onLoad"/></draw:frame></text:p>
      <text:p text:style-name="P1">Per risolvere il problema alla radice ed evitare che un utente porti al buffer overflow tramite il suo input possiamo intervenire a livello di codice andando a settare un numero massimo di caratteri che il codice stesso acceta in input.</text:p>
      <text:p text:style-name="P1"><draw:frame draw:style-name="fr1" draw:name="immagini4" text:anchor-type="paragraph" svg:width="3.3925in" svg:height="2.3925in" draw:z-index="3"><draw:image xlink:href="Pictures/20000007000021A8000017BC8FDBE0C3.svm" xlink:type="simple" xlink:show="embed" xlink:actuate="onLoad"/></draw:frame></text:p>
      <text:p text:style-name="P1">La funzione scanf è quella che permette all'utente di inserire il suo input; siamo andati a modificarla in modo che accetti al massimo 10 caratteri, tutti i caratteri oltre il decimo non verranno accettati ne registrati.</text:p>
      <text:p text:style-name="P1"><draw:frame draw:style-name="fr1" draw:name="immagini5" text:anchor-type="paragraph" svg:width="4.6425in" svg:height="1.4425in" draw:z-index="4"><draw:image xlink:href="Pictures/2000000700002E0F00000E4F34488667.svm" xlink:type="simple" xlink:show="embed" xlink:actuate="onLoad"/></draw:frame></text:p>
      <text:p text:style-name="P1">Il buffer overflow può essere un problema molto grave per il sistema: se un dato inserito è troppo grande per una cella di memoria che in quel momento sta elaborando un processo (o un thread), la <text:soft-page-break/>parte in eccesso straborderà ed andrà sovrascrivere i dati presenti in un'altra cella di memoria in cui sono salvati dati relativi ad un altro processo. Questo piò portare al crash del sistema; è una tecnica usata da molti black hat per saturare le risorse della CPU e poter più facilmente iniettare codice malevolo in un sistema manipolandone i process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co Bortolotti</meta:initial-creator>
    <meta:creation-date>2023-11-09T15:45:35.57</meta:creation-date>
    <dc:date>2023-11-09T16:28:13.96</dc:date>
    <dc:creator>Marco Bortolotti</dc:creator>
    <meta:editing-duration>PT42M39S</meta:editing-duration>
    <meta:editing-cycles>3</meta:editing-cycles>
    <meta:generator>OpenOffice/4.1.14$Win32 OpenOffice.org_project/4114m1$Build-9811</meta:generator>
    <meta:document-statistic meta:table-count="0" meta:image-count="5" meta:object-count="0" meta:page-count="3" meta:paragraph-count="8" meta:word-count="340" meta:character-count="2088"/>
  </office:meta>
</office:document-meta>
</file>